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6: 0.0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7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6: 0.1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8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6: 0.1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9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6: 0.2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0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6: 0.2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1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5" office:value-type="float"/>
          <table:table-cell table:style-name="acquired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6: 0.2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5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2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8: 0.0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05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2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07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8: 0.3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3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0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8: 0.4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4:01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0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315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4/8: 0.45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1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5/8: 0.50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1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9/12: 0.05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2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3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0/12: 0.10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2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4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1/12: 0.1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9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2/12: 0.2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0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4: 0.2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1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1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14: 0.3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2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14: 0.3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3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1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14: 0.4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4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1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2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14: 0.4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5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4: 0.5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6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20: 0.0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20: 0.1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8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7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20: 0.1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9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20: 0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0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20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1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20: 0.3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2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7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0/20: 0.3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3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1/20: 0.4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4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2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2/20: 0.4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5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3/20: 0.5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6:01+00:00</text:p>
          </table:table-cell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9: 0.0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7:01+00:00</text:p>
          </table:table-cell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7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9: 0.1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8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9: 0.1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9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9: 0.2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0:01+00:00</text:p>
          </table:table-cell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7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9: 0.2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1:01+00:00</text:p>
          </table:table-cell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2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9: 0.3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2:01+00:00</text:p>
          </table:table-cell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2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9: 0.3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3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7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9: 0.1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4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" office:value-type="float"/>
          <table:table-cell table:style-name="acquired_lot_note_fiat" office:value="0.2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1: 0.3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3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4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3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11: 0.4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5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11: 0.5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6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16: 0.0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7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16: 0.1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8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6: 0.1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9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16: 0.2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0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16: 0.2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1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27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6: 0.3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2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0/16: 0.3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3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3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1/16: 0.4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4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2/16: 0.4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5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3/16: 0.5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6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8: 0.0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7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0/18: 0.1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8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1/18: 0.1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9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2/18: 0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0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3/18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1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4/18: 0.3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2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5/18: 0.3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3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6/18: 0.4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4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7/18: 0.4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5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8/18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5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6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5" office:value-type="float"/>
          <table:table-cell table:style-name="acquired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6: 0.2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5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6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3: 0.0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7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13: 0.1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8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13: 0.1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9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13: 0.2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0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13: 0.2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1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3: 0.3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2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13: 0.3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3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13: 0.4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4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1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3: 0.4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5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0/13: 0.5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6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6: 0.0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7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0/16: 0.1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8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1/16: 0.1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9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2/16: 0.2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0:01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3/16: 0.2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1:01+00:00</text:p>
          </table:table-cell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4/16: 0.3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2:01+00:00</text:p>
          </table:table-cell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5/16: 0.3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3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6/16: 0.1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4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9: 0.3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3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4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2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19: 0.4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5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19: 0.5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6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4/19: 0.0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5/19: 0.1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6/19: 0.1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7/19: 0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8/19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5" office:value-type="float"/>
          <table:table-cell table:style-name="acquired_lot_note_fiat" office:value="0.1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9/19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5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4: 0.0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05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2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3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4: 0.3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table:style-name="acquired_lot_note_default" office:value-type="string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24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8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3/4: 0.40000000 of 1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12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6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4/4: 0.20000000 of 1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0.20000000 of 0.4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25" office:value-type="float" table:style-name="taxable_event_note_fiat"/>
          <table:table-cell office:value="0.17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/9: 0.25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0.25000000 of 0.4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3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2/9: 0.50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4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5/12: 0.05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8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6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6/12: 0.10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12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7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7/12: 0.15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16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8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8/12: 0.20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2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7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9/12: 0.25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24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6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0/12: 0.30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28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1/12: 0.35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08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2/12: 0.10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0.10000000 of 0.4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" office:value-type="float" table:style-name="taxable_event_note_fiat"/>
          <table:table-cell office:value="0.27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/13: 0.30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0.30000000 of 0.4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40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2/13: 0.45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4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3/13: 0.50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350" office:value-type="string" calcext:value-type="string" table:number-columns-spanned="9" table:number-rows-spanned="1">
            <text:p>Crypto Donatio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Default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dona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Dona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dona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donati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8: 0.0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7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8: 0.1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8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8: 0.1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0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9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15" office:value-type="float"/>
          <table:table-cell table:style-name="acquired_lot_note_fiat" office:value="0.0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12: 0.0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0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9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12: 0.2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0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12: 0.2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1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9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2: 0.3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2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12: 0.3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3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12: 0.4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4:01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1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27" office:value-type="float"/>
          <table:table-cell table:style-name="taxable_event_note_default" office:value-type="string">
            <text:p>OUT / DONATE</text:p>
          </table:table-cell>
          <table:table-cell office:value-type="string" table:style-name="acquired_lot_note_default">
            <text:p>7/12: 0.45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2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35" office:value-type="float"/>
          <table:table-cell table:style-name="taxable_event_note_default" office:value-type="string">
            <text:p>OUT / DONATE</text:p>
          </table:table-cell>
          <table:table-cell office:value-type="string" table:style-name="acquired_lot_note_default">
            <text:p>8/12: 0.50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2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15" office:value-type="float"/>
          <table:table-cell table:style-name="taxable_event_note_default" office:value-type="string">
            <text:p>OUT / DONATE</text:p>
          </table:table-cell>
          <table:table-cell office:value-type="string" table:style-name="acquired_lot_note_default">
            <text:p>7/14: 0.05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3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DONATE</text:p>
          </table:table-cell>
          <table:table-cell office:value-type="string" table:style-name="acquired_lot_note_default">
            <text:p>8/14: 0.10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3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1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9/14: 0.1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9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0/14: 0.2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0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14: 0.2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1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1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2/14: 0.3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2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3/14: 0.3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3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8" office:value-type="float"/>
          <table:table-cell table:style-name="acquired_lot_note_fiat" office:value="0.1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4/14: 0.3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35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4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" office:value-type="float"/>
          <table:table-cell table:style-name="acquired_lot_note_fiat" office:value="0.0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1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20: 0.0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05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4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2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0: 0.4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5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20: 0.5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6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4/20: 0.0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5/20: 0.1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8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7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6/20: 0.1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9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7/20: 0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0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8/20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1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9/20: 0.3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2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4" office:value-type="float"/>
          <table:table-cell table:style-name="acquired_lo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0/20: 0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0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3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05" office:value-type="float"/>
          <table:table-cell table:style-name="acquired_lot_note_fiat" office:value="0.0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1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3: 0.1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1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3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2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3: 0.4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4:01+00:00</text:p>
          </table:table-cell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27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3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3: 0.4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5:01+00:00</text:p>
          </table:table-cell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9: 0.5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6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1: 0.0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11: 0.1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8:01+00:00</text:p>
          </table:table-cell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7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11: 0.1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9:01+00:00</text:p>
          </table:table-cell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11: 0.2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0:01+00:00</text:p>
          </table:table-cell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11: 0.2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1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2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9/11: 0.3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2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2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0/11: 0.3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3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8" office:value-type="float"/>
          <table:table-cell table:style-name="acquired_lot_note_fiat" office:value="0.2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11: 0.3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35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4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" office:value-type="float"/>
          <table:table-cell table:style-name="acquired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16: 0.0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05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4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16: 0.4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5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16: 0.5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6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4/16: 0.0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7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5/16: 0.1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8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6/16: 0.1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0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9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1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18: 0.0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0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9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18: 0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0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18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1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8: 0.3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2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18: 0.3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3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18: 0.4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4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18: 0.4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5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18: 0.5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6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6: 0.0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7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6: 0.1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8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6: 0.1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9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6: 0.2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0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6: 0.2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1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5: 0.3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2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07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7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5: 0.3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3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0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5: 0.4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4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1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5: 0.4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5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5: 0.5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6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13: 0.0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7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2/13: 0.1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8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3/13: 0.1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0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9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15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16: 0.0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0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9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16: 0.2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0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16: 0.2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1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6: 0.3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2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16: 0.3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3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1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16: 0.4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4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1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16: 0.4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5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16: 0.5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6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9: 0.0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7:01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19: 0.1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8:01+00:00</text:p>
          </table:table-cell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19: 0.1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9:01+00:00</text:p>
          </table:table-cell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19: 0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0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19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1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9/19: 0.3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2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7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0/19: 0.3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3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19: 0.4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4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2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2/19: 0.4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5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3/19: 0.5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6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9: 0.0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7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9: 0.1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9: 0.1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9: 0.2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9: 0.2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2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9: 0.3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table:style-name="acquired_lot_note_default" office:value-type="string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4" office:value-type="float" table:style-name="taxable_event_note_fiat"/>
          <table:table-cell office:value="0.14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9/9: 0.20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0.20000000 of 0.3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05" office:value-type="float" table:style-name="taxable_event_note_fiat"/>
          <table:table-cell office:value="0.12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/12: 0.15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0.15000000 of 0.3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32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2/12: 0.40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36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4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3/12: 0.45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4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4/12: 0.50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4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4/13: 0.05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9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7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5/13: 0.10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13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9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6/13: 0.15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18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7/13: 0.20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22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8/13: 0.25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27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9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9/13: 0.30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31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7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0/13: 0.35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36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1/13: 0.40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40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2/13: 0.45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4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3/13: 0.50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Interest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15</text:p>
          </table:table-cell>
          <table:table-cell table:style-name="taxable_event_note_border_fiat" office:value="0.1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1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1.00000000 of 1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5-01-01 01:11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2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3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4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5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6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7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8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9:01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2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3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3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3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4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5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6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8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9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40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1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2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3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4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5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6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8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9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00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1:01+00:00</text:p>
          </table:table-cell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2:01+00:00</text:p>
          </table:table-cell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3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4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5:01+00:00</text:p>
          </table:table-cell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6:01+00:00</text:p>
          </table:table-cell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7:01+00:00</text:p>
          </table:table-cell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8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9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20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1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2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3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4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5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6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7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8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9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40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1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2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3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4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5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6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7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8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9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00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1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2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3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4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5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6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7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8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9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20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1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2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3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4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5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6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7:01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8:01+00:00</text:p>
          </table:table-cell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9:01+00:00</text:p>
          </table:table-cell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40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1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2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3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4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5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6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8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9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0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table:style-name="transparent_default" office:value-type="string">
            <text:p/>
          </table:table-cell>
          <table:table-cell office:value-type="string" table:style-name="taxable_event_note_default">
            <text:p>01/01/2015</text:p>
          </table:table-cell>
          <table:table-cell office:value="0.9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5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5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3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5.0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5.0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09:24.474180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